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16747477077" calcext:value-type="float">
            <text:p>0.0316747477</text:p>
          </table:table-cell>
          <table:table-cell office:value-type="float" office:value="0.0037041902849" calcext:value-type="float">
            <text:p>0.0037041903</text:p>
          </table:table-cell>
          <table:table-cell office:value-type="float" office:value="0.0666806289917" calcext:value-type="float">
            <text:p>0.066680629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1956209204454" calcext:value-type="float">
            <text:p>12.1956209204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1.49928683562653" calcext:value-type="float">
            <text:p>-1.4992868356</text:p>
          </table:table-cell>
          <table:table-cell table:formula="of:=LOG([.G2];10)" office:value-type="float" office:value="-2.43130671163389" calcext:value-type="float">
            <text:p>-2.4313067116</text:p>
          </table:table-cell>
          <table:table-cell table:formula="of:=LOG([.H2];10)" office:value-type="float" office:value="-1.17600031216833" calcext:value-type="float">
            <text:p>-1.176000312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118583525443" calcext:value-type="float">
            <text:p>0.0118583525</text:p>
          </table:table-cell>
          <table:table-cell office:value-type="float" office:value="0.0010048061973" calcext:value-type="float">
            <text:p>0.0010048062</text:p>
          </table:table-cell>
          <table:table-cell office:value-type="float" office:value="0.017779220206" calcext:value-type="float">
            <text:p>0.0177792202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448959245259" calcext:value-type="float">
            <text:p>12.2448959245</text:p>
          </table:table-cell>
          <table:table-cell table:formula="of:=LOG([.E3];10)" office:value-type="float" office:value="-1.79934054945402" calcext:value-type="float">
            <text:p>-1.7993405495</text:p>
          </table:table-cell>
          <table:table-cell table:formula="of:=LOG([.F3];10)" office:value-type="float" office:value="-1.92597564238976" calcext:value-type="float">
            <text:p>-1.9259756424</text:p>
          </table:table-cell>
          <table:table-cell table:formula="of:=LOG([.G3];10)" office:value-type="float" office:value="-2.99791769501921" calcext:value-type="float">
            <text:p>-2.997917695</text:p>
          </table:table-cell>
          <table:table-cell table:formula="of:=LOG([.H3];10)" office:value-type="float" office:value="-1.7500872910406" calcext:value-type="float">
            <text:p>-1.750087291</text:p>
          </table:table-cell>
          <table:table-cell table:formula="of:=([.L3]-[.L2])/([.K3]-[.K2])" office:value-type="float" office:value="3.61296606437793" calcext:value-type="float">
            <text:p>3.61</text:p>
          </table:table-cell>
          <table:table-cell table:formula="of:=([.M3]-[.M2])/([.K3]-[.K2])" office:value-type="float" office:value="4.79775007505861" calcext:value-type="float">
            <text:p>4.80</text:p>
          </table:table-cell>
          <table:table-cell table:formula="of:=([.N3]-[.N2])/([.K3]-[.K2])" office:value-type="float" office:value="4.86105269177528" calcext:value-type="float">
            <text:p>4.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30350655696" calcext:value-type="float">
            <text:p>0.0030350656</text:p>
          </table:table-cell>
          <table:table-cell office:value-type="float" office:value="0.0001276292779" calcext:value-type="float">
            <text:p>0.0001276293</text:p>
          </table:table-cell>
          <table:table-cell office:value-type="float" office:value="0.0022275263114" calcext:value-type="float">
            <text:p>0.0022275263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05320975811" calcext:value-type="float">
            <text:p>12.2605320976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2.51783192198317" calcext:value-type="float">
            <text:p>-2.517831922</text:p>
          </table:table-cell>
          <table:table-cell table:formula="of:=LOG([.G4];10)" office:value-type="float" office:value="-3.89404968790423" calcext:value-type="float">
            <text:p>-3.8940496879</text:p>
          </table:table-cell>
          <table:table-cell table:formula="of:=LOG([.H4];10)" office:value-type="float" office:value="-2.65217715740182" calcext:value-type="float">
            <text:p>-2.6521771574</text:p>
          </table:table-cell>
          <table:table-cell table:formula="of:=([.L4]-[.L3])/([.K4]-[.K3])" office:value-type="float" office:value="3.23541282412095" calcext:value-type="float">
            <text:p>3.24</text:p>
          </table:table-cell>
          <table:table-cell table:formula="of:=([.M4]-[.M3])/([.K4]-[.K3])" office:value-type="float" office:value="4.89875167646619" calcext:value-type="float">
            <text:p>4.90</text:p>
          </table:table-cell>
          <table:table-cell table:formula="of:=([.N4]-[.N3])/([.K4]-[.K3])" office:value-type="float" office:value="4.93132069856495" calcext:value-type="float">
            <text:p>4.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12273580856" calcext:value-type="float">
            <text:p>0.0012273581</text:p>
          </table:table-cell>
          <table:table-cell office:value-type="float" office:value="0.0000295538782" calcext:value-type="float">
            <text:p>2.95538782E-005</text:p>
          </table:table-cell>
          <table:table-cell office:value-type="float" office:value="0.0005133596531" calcext:value-type="float">
            <text:p>0.000513359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2523998678" calcext:value-type="float">
            <text:p>12.2622523999</text:p>
          </table:table-cell>
          <table:table-cell table:formula="of:=LOG([.E5];10)" office:value-type="float" office:value="-2.11058971029903" calcext:value-type="float">
            <text:p>-2.1105897103</text:p>
          </table:table-cell>
          <table:table-cell table:formula="of:=LOG([.F5];10)" office:value-type="float" office:value="-2.91102871199835" calcext:value-type="float">
            <text:p>-2.911028712</text:p>
          </table:table-cell>
          <table:table-cell table:formula="of:=LOG([.G5];10)" office:value-type="float" office:value="-4.52938552086241" calcext:value-type="float">
            <text:p>-4.5293855209</text:p>
          </table:table-cell>
          <table:table-cell table:formula="of:=LOG([.H5];10)" office:value-type="float" office:value="-3.28957826718891" calcext:value-type="float">
            <text:p>-3.2895782672</text:p>
          </table:table-cell>
          <table:table-cell table:formula="of:=([.L5]-[.L4])/([.K5]-[.K4])" office:value-type="float" office:value="3.06422581072149" calcext:value-type="float">
            <text:p>3.06</text:p>
          </table:table-cell>
          <table:table-cell table:formula="of:=([.M5]-[.M4])/([.K5]-[.K4])" office:value-type="float" office:value="4.95124199195909" calcext:value-type="float">
            <text:p>4.95</text:p>
          </table:table-cell>
          <table:table-cell table:formula="of:=([.N5]-[.N4])/([.K5]-[.K4])" office:value-type="float" office:value="4.96733692133317" calcext:value-type="float">
            <text:p>4.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3695640518" calcext:value-type="float">
            <text:p>0.0003695641</text:p>
          </table:table-cell>
          <table:table-cell office:value-type="float" office:value="0.0000040866558" calcext:value-type="float">
            <text:p>4.0866558E-006</text:p>
          </table:table-cell>
          <table:table-cell office:value-type="float" office:value="0.00007074954" calcext:value-type="float">
            <text:p>7.074954E-005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6961534515" calcext:value-type="float">
            <text:p>12.2626961535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3.43231028004982" calcext:value-type="float">
            <text:p>-3.43231028</text:p>
          </table:table-cell>
          <table:table-cell table:formula="of:=LOG([.G6];10)" office:value-type="float" office:value="-5.38863193935121" calcext:value-type="float">
            <text:p>-5.3886319394</text:p>
          </table:table-cell>
          <table:table-cell table:formula="of:=LOG([.H6];10)" office:value-type="float" office:value="-4.15027637949429" calcext:value-type="float">
            <text:p>-4.1502763795</text:p>
          </table:table-cell>
          <table:table-cell table:formula="of:=([.L6]-[.L5])/([.K6]-[.K5])" office:value-type="float" office:value="3.01822120990304" calcext:value-type="float">
            <text:p>3.02</text:p>
          </table:table-cell>
          <table:table-cell table:formula="of:=([.M6]-[.M5])/([.K6]-[.K5])" office:value-type="float" office:value="4.97503829746014" calcext:value-type="float">
            <text:p>4.98</text:p>
          </table:table-cell>
          <table:table-cell table:formula="of:=([.N6]-[.N5])/([.K6]-[.K5])" office:value-type="float" office:value="4.98344360725056" calcext:value-type="float">
            <text:p>4.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1575343822" calcext:value-type="float">
            <text:p>0.0001575344</text:p>
          </table:table-cell>
          <table:table-cell office:value-type="float" office:value="0.0000009924973" calcext:value-type="float">
            <text:p>9.924973E-007</text:p>
          </table:table-cell>
          <table:table-cell office:value-type="float" office:value="0.0000171616206" calcext:value-type="float">
            <text:p>1.71616206E-005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498362747" calcext:value-type="float">
            <text:p>12.2627498363</text:p>
          </table:table-cell>
          <table:table-cell table:formula="of:=LOG([.E7];10)" office:value-type="float" office:value="-2.40654018042853" calcext:value-type="float">
            <text:p>-2.4065401804</text:p>
          </table:table-cell>
          <table:table-cell table:formula="of:=LOG([.F7];10)" office:value-type="float" office:value="-3.80262464587344" calcext:value-type="float">
            <text:p>-3.8026246459</text:p>
          </table:table-cell>
          <table:table-cell table:formula="of:=LOG([.G7];10)" office:value-type="float" office:value="-6.00327066602248" calcext:value-type="float">
            <text:p>-6.003270666</text:p>
          </table:table-cell>
          <table:table-cell table:formula="of:=LOG([.H7];10)" office:value-type="float" office:value="-4.7654417034101" calcext:value-type="float">
            <text:p>-4.7654417034</text:p>
          </table:table-cell>
          <table:table-cell table:formula="of:=([.L7]-[.L6])/([.K7]-[.K6])" office:value-type="float" office:value="3.00484839126496" calcext:value-type="float">
            <text:p>3.00</text:p>
          </table:table-cell>
          <table:table-cell table:formula="of:=([.M7]-[.M6])/([.K7]-[.K6])" office:value-type="float" office:value="4.98737386258179" calcext:value-type="float">
            <text:p>4.99</text:p>
          </table:table-cell>
          <table:table-cell table:formula="of:=([.N7]-[.N6])/([.K7]-[.K6])" office:value-type="float" office:value="4.9916468398928" calcext:value-type="float">
            <text:p>4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0:37:27.302628202</meta:creation-date>
    <dc:date>2017-08-24T00:46:43.070673891</dc:date>
    <meta:editing-duration>P0D</meta:editing-duration>
    <meta:editing-cycles>1</meta:editing-cycles>
    <meta:document-statistic meta:table-count="1" meta:cell-count="116" meta:object-count="0"/>
    <meta:generator>LibreOffice/4.2.8.2$Linux_X86_64 LibreOffice_project/420m0$Build-2</meta:generator>
  </office:meta>
</office:document-meta>
</file>